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9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27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27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28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65.66pt" draw:caption-point-x="-11.54pt" draw:caption-point-y="-11.65pt">
              <dc:date>2025-05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65.66pt" draw:caption-point-x="-11.54pt" draw:caption-point-y="-11.65pt">
              <dc:date>2025-05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81.42pt" draw:caption-point-x="-11.54pt" draw:caption-point-y="-11.65pt">
              <dc:date>2025-05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81.42pt" draw:caption-point-x="-11.54pt" draw:caption-point-y="-11.65pt">
              <dc:date>2025-05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8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2"/>
          <table:table-cell table:style-name="ce28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3"/>
          <table:table-cell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8" office:value-type="string" calcext:value-type="string">
            <text:p>L0 P2 B1</text:p>
          </table:table-cell>
          <table:table-cell table:style-name="ce14"/>
          <table:table-cell table:style-name="ce28" office:value-type="string" calcext:value-type="string">
            <text:p>L0 P2 B1</text:p>
          </table:table-cell>
          <table:table-cell table:style-name="ce28" office:value-type="string" calcext:value-type="string">
            <text:p>L0 D2</text:p>
          </table:table-cell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8" office:value-type="string" calcext:value-type="string">
            <text:p>L0</text:p>
          </table:table-cell>
          <table:table-cell table:style-name="ce14"/>
          <table:table-cell table:number-columns-repeated="2"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8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3" meta:object-count="0"/>
    <meta:generator>LibreOfficeDev/6.0.5.2$Linux_X86_64 LibreOffice_project/</meta:generator>
  </office:meta>
</office:document-meta>
</file>